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0.874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9.294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ols" table:style-name="ta1">
        <table:table-column table:style-name="co1" table:default-cell-style-name="Default"/>
        <table:table-column table:style-name="co5" table:default-cell-style-name="Default"/>
        <table:table-row table:style-name="ro3">
          <table:table-cell office:value-type="string">
            <text:p>tiobench</text:p>
          </table:table-cell>
          <table:table-cell office:value-type="string">
            <text:p>This seems to do a write first, followed by read. Fro write,</text:p>
            <text:p>It seems to given a reasonably accurate number. But</text:p>
            <text:p>For reads, it seems to read from the buffer cache and</text:p>
            <text:p>Gives throughput in Gbps. Also, there is no way to</text:p>
            <text:p>Specify to do only read or write. So it cannot be used.</text:p>
          </table:table-cell>
        </table:table-row>
        <table:table-row table:style-name="ro1">
          <table:table-cell office:value-type="string">
            <text:p>sysbench</text:p>
          </table:table-cell>
          <table:table-cell/>
        </table:table-row>
        <table:table-row table:style-name="ro1">
          <table:table-cell office:value-type="string">
            <text:p>iozone3</text:p>
          </table:table-cell>
          <table:table-cell/>
        </table:table-row>
        <table:table-row table:style-name="ro1">
          <table:table-cell office:value-type="string">
            <text:p>postmark</text:p>
          </table:table-cell>
          <table:table-cell/>
        </table:table-row>
        <table:table-row table:style-name="ro1">
          <table:table-cell office:value-type="string">
            <text:p>dbench</text:p>
          </table:table-cell>
          <table:table-cell/>
        </table:table-row>
        <table:table-row table:style-name="ro1">
          <table:table-cell office:value-type="string">
            <text:p>fsmark</text:p>
          </table:table-cell>
          <table:table-cell/>
        </table:table-row>
        <table:table-row table:style-name="ro1">
          <table:table-cell office:value-type="string">
            <text:p>bonnie++</text:p>
          </table:table-cell>
          <table:table-cell/>
        </table:table-row>
        <table:table-row table:style-name="ro1">
          <table:table-cell office:value-type="string">
            <text:p>stress</text:p>
          </table:table-cell>
          <table:table-cell/>
        </table:table-row>
        <table:table-row table:style-name="ro5">
          <table:table-cell office:value-type="string">
            <text:p>iometer</text:p>
          </table:table-cell>
          <table:table-cell office:value-type="string">
            <text:p>Could not create iobw.tst file on jaguarfs file system.</text:p>
            <text:p>Dynamo does an open() which returns -EINVAL.</text:p>
            <text:p>Probably due to O_DIRECT flag. It might be trying to call</text:p>
            <text:p>fops-&gt;open() which doesnt exist today.</text:p>
          </table:table-cell>
        </table:table-row>
      </table:table>
      <table:table table:name="Copy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XT4</text:p>
          </table:table-cell>
          <table:table-cell office:value-type="string">
            <text:p>JAGUAR</text:p>
          </table:table-cell>
          <table:table-cell/>
        </table:table-row>
        <table:table-row table:style-name="ro4">
          <table:table-cell office:value-type="string">
            <text:p>Time taken to copy linux-3.10.7.tar.gz </text:p>
            <text:p>(size=106.13 MB) and 'sync'</text:p>
          </table:table-cell>
          <table:table-cell office:value-type="float" office:value="26.47">
            <text:p>26.47</text:p>
          </table:table-cell>
          <table:table-cell office:value-type="float" office:value="21.6">
            <text:p>21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office:value-type="string">
            <text:p>Time taken to copy complete linux source </text:p>
            <text:p>(size=784 MB, number of files=49382) and sync</text:p>
          </table:table-cell>
          <table:table-cell office:value-type="float" office:value="325.67">
            <text:p>325.67</text:p>
          </table:table-cell>
          <table:table-cell office:value-type="float" office:value="767.858">
            <text:p>767.858</text:p>
          </table:table-cell>
          <table:table-cell office:value-type="string">
            <text:p>It is noted that after every run (ie, copy, sync, rm -rf, sync)</text:p>
            <text:p>EXACTLY 1841 blocks are leaked. This has not been debugged yet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 style:data-style-name="N2" text:time-value="0000-00-00T18:02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pa </meta:initial-creator>
    <meta:creation-date>2013-10-10T16:48:23</meta:creation-date>
    <dc:date>2013-10-14T18:04:14</dc:date>
    <dc:creator>Krupa </dc:creator>
    <meta:editing-duration>PT2H48M52S</meta:editing-duration>
    <meta:editing-cycles>8</meta:editing-cycles>
    <meta:generator>LibreOffice/3.6$Linux_x86 LibreOffice_project/360m1$Build-2</meta:generator>
    <meta:document-statistic meta:table-count="2" meta:cell-count="20" meta:object-count="0"/>
  </office:meta>
</office:document-meta>
</file>